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start"/>
      <style:text-properties fo:font-size="10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cm" svg:height="2.6cm" svg:x="2.168cm" svg:y="3.664cm">
          <text:p text:style-name="P1"><text:span text:style-name="T1">cycle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" svg:x1="3.518cm" svg:y1="6.264cm" svg:x2="3.583cm" svg:y2="15.665cm" draw:start-shape="id1" draw:start-glue-point="6" draw:end-shape="id2" draw:end-glue-point="0" svg:d="M3518 6264l65 9401" svg:viewBox="0 0 66 9402">
          <text:p text:style-name="P3"><text:span text:style-name="T1">Y</text:span></text:p>
        </draw:connector>
        <draw:custom-shape draw:style-name="gr1" draw:text-style-name="P2" xml:id="id2" draw:id="id2" draw:layer="layout" svg:width="2.3cm" svg:height="1.5cm" svg:x="2.433cm" svg:y="15.665cm">
          <text:p text:style-name="P1"><text:span text:style-name="T1">Send</text:span></text:p>
          <text:p text:style-name="P1"><text:span text:style-name="T1">Ack/Na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3cm" svg:height="1.7cm" svg:x="8.658cm" svg:y="4.137cm">
          <text:p text:style-name="P1"><text:span text:style-name="T1">Send Data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5cm" svg:y1="5cm" svg:x2="8.658cm" svg:y2="4.987cm" draw:end-shape="id3" draw:end-glue-point="3" svg:d="M4500 5000l4158-13" svg:viewBox="0 0 4159 14">
          <text:p text:style-name="P3"><text:span text:style-name="T1">N</text:span></text:p>
          <text:p text:style-name="P1"><text:span text:style-name="T1"/></text:p>
        </draw:connector>
        <draw:connector draw:style-name="gr3" draw:text-style-name="P1" draw:layer="layout" draw:type="line" svg:x1="10.958cm" svg:y1="4.987cm" svg:x2="15.9cm" svg:y2="4.95cm" draw:start-shape="id3" draw:start-glue-point="1" draw:end-shape="id4" draw:end-glue-point="6" svg:d="M10958 4987l4942-37" svg:viewBox="0 0 4943 38">
          <text:p/>
        </draw:connector>
        <draw:custom-shape draw:style-name="gr1" draw:text-style-name="P2" xml:id="id5" draw:id="id5" draw:layer="layout" svg:width="2.7cm" svg:height="2.6cm" svg:x="15.067cm" svg:y="6.9cm">
          <text:p text:style-name="P1"><text:span text:style-name="T1">Message</text:span></text:p>
          <text:p text:style-name="P1"><text:span text:style-name="T1">Character</text:span></text:p>
          <text:p text:style-name="P1"><text:span text:style-name="T1">Recei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6.35cm" svg:y1="5.4cm" svg:x2="16.417cm" svg:y2="6.9cm" draw:start-shape="id4" draw:start-glue-point="8" draw:end-shape="id5" draw:end-glue-point="4" svg:d="M16350 5400l67 1500" svg:viewBox="0 0 68 1501">
          <text:p/>
        </draw:connector>
        <draw:connector draw:style-name="gr3" draw:text-style-name="P4" draw:layer="layout" draw:type="line" svg:x1="16.417cm" svg:y1="9.5cm" svg:x2="16.448cm" svg:y2="19.889cm" draw:start-shape="id5" draw:start-glue-point="6" draw:end-shape="id6" draw:end-glue-point="4" svg:d="M16417 9500l31 10389" svg:viewBox="0 0 32 10390">
          <text:p/>
        </draw:connector>
        <draw:custom-shape draw:style-name="gr1" draw:text-style-name="P2" xml:id="id6" draw:id="id6" draw:layer="layout" svg:width="2.7cm" svg:height="2.6cm" svg:x="15.098cm" svg:y="19.889cm">
          <text:p text:style-name="P1"><text:span text:style-name="T1">Timeou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7cm" svg:height="2.6cm" svg:x="11.3cm" svg:y="6.9cm">
          <text:p text:style-name="P1"><text:span text:style-name="T1">Message</text:span></text:p>
          <text:p text:style-name="P1"><text:span text:style-name="T1">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1" draw:id="id11" draw:layer="layout" svg:width="2.7cm" svg:height="2.6cm" svg:x="11.375cm" svg:y="17.653cm">
          <text:p text:style-name="P1"><text:span text:style-name="T1">Bad Status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draw:type="line" svg:x1="12.65cm" svg:y1="9.5cm" svg:x2="12.705cm" svg:y2="13.653cm" draw:start-shape="id7" draw:start-glue-point="6" draw:end-shape="id8" draw:end-glue-point="4" svg:d="M12650 9500l55 4153" svg:viewBox="0 0 56 4154">
          <text:p text:style-name="P1"><text:span text:style-name="T2"><text:s text:c="3"/></text:span></text:p>
        </draw:connector>
        <draw:connector draw:style-name="gr2" draw:text-style-name="P5" draw:layer="layout" draw:type="line" svg:x1="15.067cm" svg:y1="8.2cm" svg:x2="13.894cm" svg:y2="8.2cm" draw:start-shape="id5" draw:start-glue-point="5" svg:d="M15067 8200h-1173" svg:viewBox="0 0 1174 1">
          <text:p text:style-name="P1"><text:span text:style-name="T2">Y</text:span></text:p>
          <text:p text:style-name="P1"><text:span text:style-name="T2"/></text:p>
        </draw:connector>
        <draw:custom-shape draw:style-name="gr1" draw:text-style-name="P2" xml:id="id9" draw:id="id9" draw:layer="layout" svg:width="2.7cm" svg:height="2.6cm" svg:x="7.494cm" svg:y="6.9cm">
          <text:p text:style-name="P1"><text:span text:style-name="T1">Data</text:span></text:p>
          <text:p text:style-name="P1"><text:span text:style-name="T1">Pack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2.7cm" svg:height="2.6cm" svg:x="7.494cm" svg:y="10.8cm">
          <text:p text:style-name="P1"><text:span text:style-name="T1">Status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6" draw:layer="layout" draw:type="line" svg:x1="8.844cm" svg:y1="9.5cm" svg:x2="8.844cm" svg:y2="10.8cm" draw:start-shape="id9" draw:start-glue-point="6" draw:end-shape="id10" draw:end-glue-point="4" svg:d="M8844 9500v1300" svg:viewBox="0 0 1 1301">
          <text:p text:style-name="P3"><text:span text:style-name="T2">N</text:span></text:p>
        </draw:connector>
        <draw:connector draw:style-name="gr2" draw:text-style-name="P5" draw:layer="layout" draw:type="line" svg:x1="11.3cm" svg:y1="8.2cm" svg:x2="10.194cm" svg:y2="8.2cm" draw:start-shape="id7" draw:start-glue-point="5" draw:end-shape="id9" draw:end-glue-point="7" svg:d="M11300 8200h-1106" svg:viewBox="0 0 1107 1">
          <text:p text:style-name="P1"><text:span text:style-name="T2">Y</text:span></text:p>
          <text:p text:style-name="P1"><text:span text:style-name="T2"/></text:p>
        </draw:connector>
        <draw:connector draw:style-name="gr2" draw:text-style-name="P5" draw:layer="layout" draw:type="line" svg:x1="7.494cm" svg:y1="12.1cm" svg:x2="6.5cm" svg:y2="12.106cm" draw:start-shape="id10" draw:start-glue-point="5" svg:d="M7494 12100l-994 6" svg:viewBox="0 0 995 7">
          <text:p text:style-name="P1"><text:span text:style-name="T2"><text:s text:c="3"/></text:span><text:span text:style-name="T2">Y</text:span></text:p>
          <text:p text:style-name="P1"><text:span text:style-name="T2"/></text:p>
        </draw:connector>
        <draw:connector draw:style-name="gr2" draw:text-style-name="P5" draw:layer="layout" draw:type="line" svg:x1="11.375cm" svg:y1="18.953cm" svg:x2="6.52cm" svg:y2="18.938cm" draw:start-shape="id11" draw:start-glue-point="5" svg:d="M11375 18953l-4855-15" svg:viewBox="0 0 4856 16">
          <text:p text:style-name="P1"><text:span text:style-name="T2"/></text:p>
          <text:p text:style-name="P1"><text:span text:style-name="T2"/></text:p>
        </draw:connector>
        <draw:connector draw:style-name="gr2" draw:text-style-name="P5" draw:layer="layout" svg:x1="17.798cm" svg:y1="21.189cm" svg:x2="16.8cm" svg:y2="4.95cm" draw:start-shape="id6" draw:start-glue-point="7" draw:end-shape="id4" draw:end-glue-point="10" svg:d="M17798 21189h502v-16239h-1500" svg:viewBox="0 0 1501 16240">
          <text:p text:style-name="P1"><text:span text:style-name="T2"><text:s text:c="8"/></text:span></text:p>
        </draw:connector>
        <draw:custom-shape draw:style-name="gr1" draw:text-style-name="P2" xml:id="id12" draw:id="id12" draw:layer="layout" svg:width="4.4cm" svg:height="2.6cm" svg:x="4.3cm" svg:y="23.1cm">
          <text:p text:style-name="P1"><text:span text:style-name="T1">Process</text:span></text:p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line-skew="9.799cm" svg:x1="8.7cm" svg:y1="24.4cm" svg:x2="3.968cm" svg:y2="2.514cm" draw:start-shape="id12" draw:start-glue-point="1" draw:end-shape="id13" draw:end-glue-point="10" svg:d="M8700 24400h10300v-21886h-15032" svg:viewBox="0 0 15033 21887">
          <text:p/>
        </draw:connector>
        <draw:custom-shape draw:style-name="gr4" draw:text-style-name="P5" xml:id="id15" draw:id="id15" draw:layer="layout" svg:width="1.1cm" svg:height="0.916cm" draw:transform="rotate (1.5707963267949) translate (1.352cm 3.06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5" xml:id="id14" draw:id="id14" draw:layer="layout" svg:width="1.2cm" svg:height="1.1cm" svg:x="2.968cm" svg:y="18.16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5" draw:layer="layout" svg:x1="7.494cm" svg:y1="8.2cm" svg:x2="6.5cm" svg:y2="23.1cm" draw:start-shape="id9" draw:start-glue-point="5" draw:end-shape="id12" svg:d="M7494 8200h-994v14900" svg:viewBox="0 0 995 14901">
          <text:p/>
        </draw:connector>
        <draw:connector draw:style-name="gr2" draw:text-style-name="P5" draw:layer="layout" draw:type="line" svg:x1="14.075cm" svg:y1="18.953cm" svg:x2="18.3cm" svg:y2="18.948cm" draw:start-shape="id11" draw:start-glue-point="7" svg:d="M14075 18953l4225-5" svg:viewBox="0 0 4226 6">
          <text:p text:style-name="P1"><text:span text:style-name="T2"><text:s text:c="14"/></text:span></text:p>
          <text:p text:style-name="P1"><text:span text:style-name="T2"/></text:p>
        </draw:connector>
        <draw:connector draw:style-name="gr2" draw:text-style-name="P5" draw:layer="layout" draw:type="line" svg:x1="10.194cm" svg:y1="12.1cm" svg:x2="18.256cm" svg:y2="12.083cm" draw:start-shape="id10" draw:start-glue-point="7" svg:d="M10194 12100l8062-17" svg:viewBox="0 0 8063 18">
          <text:p text:style-name="P1"><text:span text:style-name="T2"/></text:p>
          <text:p text:style-name="P1"><text:span text:style-name="T2"/></text:p>
        </draw:connector>
        <draw:frame draw:style-name="gr5" draw:text-style-name="P7" draw:layer="layout" svg:width="4.871cm" svg:height="0.649cm" svg:x="11.1cm" svg:y="5.2cm">
          <draw:text-box>
            <text:p><text:span text:style-name="T2">Expect ACK/NAK Response</text:span></text:p>
          </draw:text-box>
        </draw:frame>
        <draw:frame draw:style-name="gr5" draw:text-style-name="P7" draw:layer="layout" svg:width="4.253cm" svg:height="1.047cm" svg:x="7.294cm" svg:y="19.353cm">
          <draw:text-box>
            <text:p><text:span text:style-name="T2">If a status frame, just</text:span></text:p>
            <text:p><text:span text:style-name="T2">assume it is OK anyway</text:span></text:p>
          </draw:text-box>
        </draw:frame>
        <draw:connector draw:style-name="gr2" draw:text-style-name="P5" draw:layer="layout" svg:x1="16.448cm" svg:y1="22.489cm" svg:x2="18.991cm" svg:y2="22.989cm" draw:start-shape="id6" draw:start-glue-point="6" svg:d="M16448 22489v502h2543v-2" svg:viewBox="0 0 2544 503">
          <text:p text:style-name="P1"><text:span text:style-name="T2">Y</text:span></text:p>
        </draw:connector>
        <draw:frame draw:style-name="gr5" draw:text-style-name="P7" draw:layer="layout" svg:width="2.496cm" svg:height="1.047cm" svg:x="16.404cm" svg:y="23.2cm">
          <draw:text-box>
            <text:p><text:span text:style-name="T2">Go back and</text:span></text:p>
            <text:p><text:span text:style-name="T2">retransmit</text:span></text:p>
          </draw:text-box>
        </draw:frame>
        <draw:frame draw:style-name="gr6" draw:text-style-name="P7" draw:layer="layout" svg:width="0.502cm" svg:height="1.195cm" svg:x="6.9cm" svg:y="7.8cm">
          <draw:text-box>
            <text:p/>
          </draw:text-box>
        </draw:frame>
        <draw:frame draw:style-name="gr5" draw:text-style-name="P7" draw:layer="layout" svg:width="0.735cm" svg:height="0.649cm" svg:x="6.8cm" svg:y="7.7cm">
          <draw:text-box>
            <text:p><text:span text:style-name="T2">Y</text:span></text:p>
          </draw:text-box>
        </draw:frame>
        <draw:frame draw:style-name="gr5" draw:text-style-name="P7" draw:layer="layout" svg:width="2.555cm" svg:height="0.649cm" svg:x="6.345cm" svg:y="9.251cm">
          <draw:text-box>
            <text:p><text:span text:style-name="T2">packetReady</text:span></text:p>
          </draw:text-box>
        </draw:frame>
        <draw:frame draw:style-name="gr5" draw:text-style-name="P7" draw:layer="layout" svg:width="3.237cm" svg:height="0.649cm" svg:x="6.463cm" svg:y="13.3cm">
          <draw:text-box>
            <text:p><text:span text:style-name="T2">txStatusReceived</text:span></text:p>
          </draw:text-box>
        </draw:frame>
        <draw:frame draw:style-name="gr7" draw:text-style-name="P8" draw:layer="layout" svg:width="0.756cm" svg:height="0.649cm" svg:x="17.644cm" svg:y="20.5cm">
          <draw:text-box>
            <text:p><text:span text:style-name="T1">N</text:span></text:p>
          </draw:text-box>
        </draw:frame>
        <draw:frame draw:style-name="gr7" draw:text-style-name="P8" draw:layer="layout" svg:width="0.756cm" svg:height="0.649cm" svg:x="10.2cm" svg:y="11.5cm">
          <draw:text-box>
            <text:p><text:span text:style-name="T1">N</text:span></text:p>
          </draw:text-box>
        </draw:frame>
        <draw:frame draw:style-name="gr7" draw:text-style-name="P8" draw:layer="layout" svg:width="0.756cm" svg:height="0.649cm" svg:x="12.1cm" svg:y="9.451cm">
          <draw:text-box>
            <text:p><text:span text:style-name="T1">N</text:span></text:p>
          </draw:text-box>
        </draw:frame>
        <draw:connector draw:style-name="gr3" draw:text-style-name="P1" draw:layer="layout" draw:type="line" svg:x1="3.583cm" svg:y1="17.165cm" svg:x2="3.568cm" svg:y2="18.164cm" draw:start-shape="id2" draw:start-glue-point="2" draw:end-shape="id14" draw:end-glue-point="4" svg:d="M3583 17165l-15 999" svg:viewBox="0 0 16 1000">
          <text:p/>
        </draw:connector>
        <draw:frame draw:style-name="gr5" draw:text-style-name="P7" draw:layer="layout" svg:width="4.253cm" svg:height="1.047cm" svg:x="7.294cm" svg:y="19.353cm">
          <draw:text-box>
            <text:p><text:span text:style-name="T2">If a status frame, just</text:span></text:p>
            <text:p><text:span text:style-name="T2">assume it is OK anyway</text:span></text:p>
          </draw:text-box>
        </draw:frame>
        <draw:custom-shape draw:style-name="gr1" draw:text-style-name="P2" xml:id="id8" draw:id="id8" draw:layer="layout" svg:width="2.7cm" svg:height="2.6cm" svg:x="11.355cm" svg:y="13.653cm">
          <text:p text:style-name="P1"><text:span text:style-name="T1">Errored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draw:type="line" svg:x1="11.355cm" svg:y1="14.953cm" svg:x2="6.5cm" svg:y2="14.938cm" draw:start-shape="id8" draw:start-glue-point="5" svg:d="M11355 14953l-4855-15" svg:viewBox="0 0 4856 16">
          <text:p text:style-name="P1"><text:span text:style-name="T2"/></text:p>
          <text:p text:style-name="P1"><text:span text:style-name="T2"/></text:p>
        </draw:connector>
        <draw:frame draw:style-name="gr5" draw:text-style-name="P7" draw:layer="layout" svg:width="2.322cm" svg:height="0.649cm" svg:x="6.478cm" svg:y="15.151cm">
          <draw:text-box>
            <text:p><text:span text:style-name="T2">packetError</text:span></text:p>
          </draw:text-box>
        </draw:frame>
        <draw:connector draw:style-name="gr3" draw:text-style-name="P1" draw:layer="layout" draw:type="line" svg:x1="12.705cm" svg:y1="16.253cm" svg:x2="12.725cm" svg:y2="17.653cm" draw:start-shape="id8" draw:start-glue-point="6" svg:d="M12705 16253l20 1400" svg:viewBox="0 0 21 1401">
          <text:p/>
        </draw:connector>
        <draw:frame draw:style-name="gr7" draw:text-style-name="P8" draw:layer="layout" svg:width="0.756cm" svg:height="0.649cm" svg:x="14.144cm" svg:y="18.351cm">
          <draw:text-box>
            <text:p><text:span text:style-name="T1">N</text:span></text:p>
          </draw:text-box>
        </draw:frame>
        <draw:frame draw:style-name="gr7" draw:text-style-name="P8" draw:layer="layout" svg:width="0.756cm" svg:height="0.649cm" svg:x="15.844cm" svg:y="9.551cm">
          <draw:text-box>
            <text:p><text:span text:style-name="T1">N</text:span></text:p>
          </draw:text-box>
        </draw:frame>
        <draw:frame draw:style-name="gr7" draw:text-style-name="P8" draw:layer="layout" svg:width="0.756cm" svg:height="0.649cm" svg:x="17.644cm" svg:y="20.501cm">
          <draw:text-box>
            <text:p><text:span text:style-name="T1">N</text:span></text:p>
          </draw:text-box>
        </draw:frame>
        <draw:frame draw:style-name="gr7" draw:text-style-name="P8" draw:layer="layout" svg:width="0.735cm" svg:height="0.649cm" svg:x="10.544cm" svg:y="14.4cm">
          <draw:text-box>
            <text:p><text:span text:style-name="T1">Y</text:span></text:p>
          </draw:text-box>
        </draw:frame>
        <draw:frame draw:style-name="gr7" draw:text-style-name="P8" draw:layer="layout" svg:width="0.735cm" svg:height="0.649cm" svg:x="10.5cm" svg:y="18.3cm">
          <draw:text-box>
            <text:p><text:span text:style-name="T1">Y</text:span></text:p>
          </draw:text-box>
        </draw:frame>
        <draw:custom-shape draw:style-name="gr4" draw:text-style-name="P1" xml:id="id4" draw:id="id4" draw:layer="layout" svg:width="0.9cm" svg:height="0.9cm" svg:x="15.9cm" svg:y="4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" draw:text-style-name="P1" xml:id="id13" draw:id="id13" draw:layer="layout" svg:width="0.9cm" svg:height="0.9cm" svg:x="3.068cm" svg:y="2.06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1" draw:layer="layout" draw:type="line" svg:x1="2.268cm" svg:y1="2.514cm" svg:x2="3.068cm" svg:y2="2.514cm" draw:start-shape="id15" draw:start-glue-point="6" draw:end-shape="id13" draw:end-glue-point="6" svg:d="M2268 2514h800" svg:viewBox="0 0 801 1">
          <text:p/>
        </draw:connector>
        <draw:connector draw:style-name="gr3" draw:text-style-name="P1" draw:layer="layout" draw:type="line" svg:x1="3.518cm" svg:y1="2.964cm" svg:x2="3.518cm" svg:y2="3.664cm" draw:start-shape="id13" draw:start-glue-point="8" draw:end-shape="id1" draw:end-glue-point="4" svg:d="M3518 2964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2:59:29.335578930</meta:creation-date>
    <dc:date>2016-04-23T09:44:39.269470958</dc:date>
    <meta:editing-duration>PT2H16M45S</meta:editing-duration>
    <meta:editing-cycles>36</meta:editing-cycles>
    <meta:generator>LibreOffice/4.2.8.2$Linux_X86_64 LibreOffice_project/420m0$Build-2</meta:generator>
    <meta:document-statistic meta:object-count="54"/>
  </office:meta>
</office:document-meta>
</file>